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Historie" style:family="table">
      <style:table-properties style:width="16.999cm" table:align="margins"/>
    </style:style>
    <style:style style:name="VersionsHistorie.A" style:family="table-column">
      <style:table-column-properties style:column-width="1.693cm" style:rel-column-width="6528*"/>
    </style:style>
    <style:style style:name="VersionsHistorie.B" style:family="table-column">
      <style:table-column-properties style:column-width="2.117cm" style:rel-column-width="8160*"/>
    </style:style>
    <style:style style:name="VersionsHistorie.C" style:family="table-column">
      <style:table-column-properties style:column-width="1.482cm" style:rel-column-width="5712*"/>
    </style:style>
    <style:style style:name="VersionsHistorie.D" style:family="table-column">
      <style:table-column-properties style:column-width="11.707cm" style:rel-column-width="45135*"/>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Tabelle2" style:family="table">
      <style:table-properties style:width="15.24cm" fo:margin-left="0.857cm" fo:margin-right="0.901cm" table:align="margins"/>
    </style:style>
    <style:style style:name="Tabelle2.A" style:family="table-column">
      <style:table-column-properties style:column-width="2.831cm" style:rel-column-width="1605*"/>
    </style:style>
    <style:style style:name="Tabelle2.B" style:family="table-column">
      <style:table-column-properties style:column-width="2.699cm" style:rel-column-width="1530*"/>
    </style:style>
    <style:style style:name="Tabelle2.C" style:family="table-column">
      <style:table-column-properties style:column-width="2.99cm" style:rel-column-width="1695*"/>
    </style:style>
    <style:style style:name="Tabelle2.D" style:family="table-column">
      <style:table-column-properties style:column-width="1.958cm" style:rel-column-width="1110*"/>
    </style:style>
    <style:style style:name="Tabelle2.E" style:family="table-column">
      <style:table-column-properties style:column-width="2.963cm" style:rel-column-width="1680*"/>
    </style:style>
    <style:style style:name="Tabelle2.F" style:family="table-column">
      <style:table-column-properties style:column-width="1.799cm" style:rel-column-width="1020*"/>
    </style:style>
    <style:style style:name="Tabelle2.A1" style:family="table-cell">
      <style:table-cell-properties fo:padding="0.097cm" fo:border-left="0.002cm solid #000000" fo:border-right="none" fo:border-top="0.002cm solid #000000" fo:border-bottom="0.002cm solid #000000"/>
    </style:style>
    <style:style style:name="Tabelle2.F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F2" style:family="table-cell">
      <style:table-cell-properties fo:padding="0.097cm" fo:border-left="0.002cm solid #000000" fo:border-right="0.002cm solid #000000" fo:border-top="none" fo:border-bottom="0.002cm solid #000000"/>
    </style:style>
    <style:style style:name="Tabelle1" style:family="table">
      <style:table-properties style:width="11.139cm" fo:margin-left="2.974cm" fo:margin-right="2.886cm" table:align="margins" style:may-break-between-rows="false"/>
    </style:style>
    <style:style style:name="Tabelle1.A" style:family="table-column">
      <style:table-column-properties style:column-width="2.699cm" style:rel-column-width="15877*"/>
    </style:style>
    <style:style style:name="Tabelle1.B" style:family="table-column">
      <style:table-column-properties style:column-width="8.44cm" style:rel-column-width="4965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Fehlermledungen" style:family="table">
      <style:table-properties style:width="16.999cm" table:align="margins"/>
    </style:style>
    <style:style style:name="Fehlermledungen.A" style:family="table-column">
      <style:table-column-properties style:column-width="2.434cm" style:rel-column-width="9384*"/>
    </style:style>
    <style:style style:name="Fehlermledungen.B" style:family="table-column">
      <style:table-column-properties style:column-width="4.63cm" style:rel-column-width="17850*"/>
    </style:style>
    <style:style style:name="Fehlermledungen.C" style:family="table-column">
      <style:table-column-properties style:column-width="9.934cm" style:rel-column-width="38301*"/>
    </style:style>
    <style:style style:name="Fehlermledungen.A1" style:family="table-cell">
      <style:table-cell-properties fo:padding="0.097cm" fo:border-left="0.002cm solid #000000" fo:border-right="none" fo:border-top="0.002cm solid #000000" fo:border-bottom="0.002cm solid #000000"/>
    </style:style>
    <style:style style:name="Fehlermledungen.C1" style:family="table-cell">
      <style:table-cell-properties fo:padding="0.097cm" fo:border="0.002cm solid #000000"/>
    </style:style>
    <style:style style:name="Fehlermledungen.A2" style:family="table-cell">
      <style:table-cell-properties fo:padding="0.097cm" fo:border-left="0.002cm solid #000000" fo:border-right="none" fo:border-top="none" fo:border-bottom="0.002cm solid #000000"/>
    </style:style>
    <style:style style:name="Fehlermledungen.C2" style:family="table-cell">
      <style:table-cell-properties fo:padding="0.097cm" fo:border-left="0.002cm solid #000000" fo:border-right="0.002cm solid #000000" fo:border-top="none" fo:border-bottom="0.002cm solid #000000"/>
    </style:style>
    <style:style style:name="Fehlermledungen.A8" style:family="table-cell">
      <style:table-cell-properties fo:background-color="#cccccc" fo:padding="0.097cm" fo:border-left="0.002cm solid #000000" fo:border-right="none" fo:border-top="none" fo:border-bottom="0.002cm solid #000000">
        <style:background-image/>
      </style:table-cell-properties>
    </style:style>
    <style:style style:name="Fehlermledungen.C8"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Text_20_body">
      <style:paragraph-properties>
        <style:tab-stops>
          <style:tab-stop style:position="6.191cm"/>
        </style:tab-stops>
      </style:paragraph-properties>
    </style:style>
    <style:style style:name="P6" style:family="paragraph" style:parent-style-name="Text_20_body">
      <style:paragraph-properties>
        <style:tab-stops>
          <style:tab-stop style:position="2.99cm"/>
          <style:tab-stop style:position="6.244cm"/>
        </style:tab-stops>
      </style:paragraph-properties>
    </style:style>
    <style:style style:name="P7" style:family="paragraph" style:parent-style-name="Table_20_Contents">
      <style:paragraph-properties fo:text-align="center" style:justify-single-word="false"/>
    </style:style>
    <style:style style:name="P8" style:family="paragraph" style:parent-style-name="Standard" style:list-style-name="L1"/>
    <style:style style:name="P9" style:family="paragraph" style:parent-style-name="Standard" style:list-style-name="L2">
      <style:paragraph-properties>
        <style:tab-stops>
          <style:tab-stop style:position="4.128cm"/>
        </style:tab-stops>
      </style:paragraph-properties>
      <style:text-properties fo:font-weight="normal"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Text_20_body" style:list-style-name="L3"/>
    <style:style style:name="P12" style:family="paragraph" style:parent-style-name="Text_20_body">
      <style:paragraph-properties>
        <style:tab-stops>
          <style:tab-stop style:position="6.191cm"/>
        </style:tab-stops>
      </style:paragraph-properties>
    </style:style>
    <style:style style:name="P13" style:family="paragraph" style:parent-style-name="Text_20_body" style:list-style-name="L4">
      <style:paragraph-properties>
        <style:tab-stops>
          <style:tab-stop style:position="6.191cm"/>
        </style:tab-stops>
      </style:paragraph-properties>
    </style:style>
    <style:style style:name="P14" style:family="paragraph" style:parent-style-name="Text_20_body" style:list-style-name="L5">
      <style:paragraph-properties>
        <style:tab-stops>
          <style:tab-stop style:position="6.191cm"/>
        </style:tab-stops>
      </style:paragraph-properties>
    </style:style>
    <style:style style:name="P15" style:family="paragraph" style:parent-style-name="Text_20_body" style:list-style-name="L6">
      <style:paragraph-properties>
        <style:tab-stops>
          <style:tab-stop style:position="6.191cm"/>
        </style:tab-stops>
      </style:paragraph-properties>
    </style:style>
    <style:style style:name="P16" style:family="paragraph" style:parent-style-name="Text_20_body" style:list-style-name="L7">
      <style:paragraph-properties>
        <style:tab-stops>
          <style:tab-stop style:position="6.191cm"/>
        </style:tab-stops>
      </style:paragraph-properties>
    </style:style>
    <style:style style:name="P17" style:family="paragraph" style:parent-style-name="Text_20_body" style:list-style-name="L8">
      <style:paragraph-properties>
        <style:tab-stops>
          <style:tab-stop style:position="6.191cm"/>
        </style:tab-stops>
      </style:paragraph-properties>
    </style:style>
    <style:style style:name="P18" style:family="paragraph" style:parent-style-name="Text_20_body" style:list-style-name="L9">
      <style:paragraph-properties>
        <style:tab-stops>
          <style:tab-stop style:position="6.191cm"/>
        </style:tab-stops>
      </style:paragraph-properties>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paragraph-properties>
        <style:tab-stops>
          <style:tab-stop style:position="2.17cm"/>
        </style:tab-stops>
      </style:paragraph-properties>
    </style:style>
    <style:style style:name="P22" style:family="paragraph" style:parent-style-name="Text_20_body" style:list-style-name="L13"/>
    <style:style style:name="P23" style:family="paragraph" style:parent-style-name="Text_20_body">
      <style:paragraph-properties>
        <style:tab-stops>
          <style:tab-stop style:position="2.99cm"/>
          <style:tab-stop style:position="6.244cm"/>
        </style:tab-stops>
      </style:paragraph-properties>
    </style:style>
    <style:style style:name="P24" style:family="paragraph" style:parent-style-name="Text_20_body">
      <style:paragraph-properties>
        <style:tab-stops>
          <style:tab-stop style:position="6.191cm"/>
        </style:tab-stops>
      </style:paragraph-properties>
      <style:text-properties fo:font-weight="bold" style:font-weight-asian="bold" style:font-weight-complex="bold"/>
    </style:style>
    <style:style style:name="P25" style:family="paragraph" style:parent-style-name="Text_20_body" style:list-style-name="L10">
      <style:paragraph-properties fo:margin-left="0cm" fo:margin-right="0cm" fo:text-indent="0cm" style:auto-text-indent="false">
        <style:tab-stops/>
      </style:paragraph-properties>
    </style:style>
    <style:style style:name="P26" style:family="paragraph" style:parent-style-name="Table_20_Contents">
      <style:paragraph-properties fo:text-align="center" style:justify-single-word="false"/>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8">Dokumenten Version:<text:tab/>1</text:p>
          <text:p text:style-name="P28">Grundlagen:<text:tab/>1</text:p>
          <text:p text:style-name="P28">Protokollaufbau:<text:tab/>2</text:p>
          <text:p text:style-name="P27">Kommandoaufbau:<text:tab/>2</text:p>
          <text:p text:style-name="P27">Rückmeldungen:<text:tab/>3</text:p>
          <text:p text:style-name="P27">Unterstützte Bussysteme<text:tab/>3</text:p>
          <text:p text:style-name="P27">Zur Zeit Nicht Unterstützte BUS-Systeme:<text:tab/>3</text:p>
          <text:p text:style-name="P27">Boot Meldungen<text:tab/>3</text:p>
          <text:p text:style-name="P28">Unterstützte Kommandos:<text:tab/>3</text:p>
          <text:p text:style-name="P27">Lokales Echo bei Eingabe:<text:tab/>4</text:p>
          <text:p text:style-name="P27">Datasets: (TBD, noch nicht eingebaut)<text:tab/>4</text:p>
          <text:p text:style-name="P27">Neustart des HR20E:<text:tab/>4</text:p>
          <text:p text:style-name="P27">Temperaturwerte:<text:tab/>5</text:p>
          <text:p text:style-name="P27">Versionsinformation:<text:tab/>5</text:p>
          <text:p text:style-name="P27">Batterie Information:<text:tab/>5</text:p>
          <text:p text:style-name="P27">Uhrzeit und Datum:<text:tab/>6</text:p>
          <text:p text:style-name="P27">Ventilstellung:<text:tab/>6</text:p>
          <text:p text:style-name="P27">Applikationsname:<text:tab/>6</text:p>
          <text:p text:style-name="P27">Fehlermeldungen:<text:tab/>6</text:p>
        </text:index-body>
      </text:table-of-content>
      <text:p text:style-name="P3"/>
      <text:h text:style-name="Heading_20_1" text:outline-level="1">Dokumenten Versio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P7">Version</text:p>
          </table:table-cell>
          <table:table-cell table:style-name="VersionsHistorie.A1" office:value-type="string">
            <text:p text:style-name="P7">Datum</text:p>
          </table:table-cell>
          <table:table-cell table:style-name="VersionsHistorie.A1" office:value-type="string">
            <text:p text:style-name="P7">Kürzel</text:p>
          </table:table-cell>
          <table:table-cell table:style-name="VersionsHistorie.D1" office:value-type="string">
            <text:p text:style-name="Table_20_Contents">Beschreibung</text:p>
          </table:table-cell>
        </table:table-row>
        <table:table-row>
          <table:table-cell table:style-name="VersionsHistorie.A2" office:value-type="string">
            <text:p text:style-name="P7">1.0</text:p>
          </table:table-cell>
          <table:table-cell table:style-name="VersionsHistorie.A2" office:value-type="string">
            <text:p text:style-name="P7">16.02.2008</text:p>
          </table:table-cell>
          <table:table-cell table:style-name="VersionsHistorie.A2" office:value-type="string">
            <text:p text:style-name="P7">JSachs</text:p>
          </table:table-cell>
          <table:table-cell table:style-name="VersionsHistorie.D2" office:value-type="string">
            <text:p text:style-name="Table_20_Contents">Erstellt</text:p>
          </table:table-cell>
        </table:table-row>
        <table:table-row>
          <table:table-cell table:style-name="VersionsHistorie.A2" office:value-type="string">
            <text:p text:style-name="P7">1.1</text:p>
          </table:table-cell>
          <table:table-cell table:style-name="VersionsHistorie.A2" office:value-type="string">
            <text:p text:style-name="P7">23.03.2008</text:p>
          </table:table-cell>
          <table:table-cell table:style-name="VersionsHistorie.A2" office:value-type="string">
            <text:p text:style-name="P7">JSachs</text:p>
          </table:table-cell>
          <table:table-cell table:style-name="VersionsHistorie.D2" office:value-type="string">
            <text:p text:style-name="Table_20_Contents">An aktuelle Version des Protokolls angepasst</text:p>
          </table:table-cell>
        </table:table-row>
        <table:table-row>
          <table:table-cell table:style-name="VersionsHistorie.A2" office:value-type="string">
            <text:p text:style-name="P7">1.2</text:p>
          </table:table-cell>
          <table:table-cell table:style-name="VersionsHistorie.A2" office:value-type="string">
            <text:p text:style-name="P7">21.09.2008</text:p>
          </table:table-cell>
          <table:table-cell table:style-name="VersionsHistorie.A2" office:value-type="string">
            <text:p text:style-name="P7">Jsachs</text:p>
          </table:table-cell>
          <table:table-cell table:style-name="VersionsHistorie.D2" office:value-type="string">
            <text:p text:style-name="Table_20_Contents">An aktuelle Version angepasst, Adressierung für RS485 ergänzt</text:p>
          </table:table-cell>
        </table:table-row>
      </table:table>
      <text:p text:style-name="Text_20_body"/>
      <text:h text:style-name="Heading_20_1" text:outline-level="1">Grundlagen:</text:h>
      <text:p text:style-name="Standard">Das Protokoll sollte einfach aufgebaut sein und auch mit einem Normalen Terminalprogramm nutzbar sein. Daher enthält das Protkoll nur Druckbare ASCII Zeichen. Einzige Ausnahme ist das CR (Hex 0D) und das optionale LF (Hex 10) am Zeilenende.</text:p>
      <text:p text:style-name="Standard">Der HR20E hat Intern einen 40 Byte großen Sende und einen 40 Byte großen Empfangspuffer. Kein Kommando oder Kommandofolgen darf diese Länge überschreiten. Ansonsten wird das Kommando mit einer Fehlerbestätigung beantwortet. <text:span text:style-name="T1">Jedes Kommando/Abfrage, die an die Adresse des HR20 gerichtet ist, verursacht eine Antwort. Ein Ausnahme ist ein Broadcast Kommando. Hier Unterbleibt die Antwort.</text:span></text:p>
      <text:p text:style-name="Standard">Eine Checksumme ist nicht vorhanden. Benötigt ein Transportmedium eine Checksumme ist das Protokoll Entsprechend zu verpacken.</text:p>
      <text:p text:style-name="Standard"/>
      <text:p text:style-name="Standard">Die Adresse des Angesprochenen HR20E ist nach dem Kommandobyte anzugeben. Um die <text:soft-page-break/>Auswertung einfach zu halten und das Protokoll nicht aufzublähen besteht das Addressbyte aus den Zaheln 0-9 und den Buchstaben A-Z. Ein Broadcast wird mit einer „#“ definiert. Auf einen Broadcast wird NIE eine Antwort gegeben um Buskollisionen zu vermeiden.</text:p>
      <text:h text:style-name="Heading_20_1" text:outline-level="1">Protokollaufbau:</text:h>
      <text:p text:style-name="Standard">Jedes Kommando wird durch ein Startzeichen eingeleitet und mit einem CR abgeschlossen. Das senden von einem LF ist zulässig und wird Ignoriert.</text:p>
      <text:p text:style-name="Standard">Jedes Kommando Schlüsselwort ist mit einem „-“ abgeschlossen, danach folgen Eventuelle Parameter. Mehrere Parameter sind durch „,“ getrennt. Benötigen die Parameter eine Wertangabe, erfolgt die Angabe durch ein „=“ getrennt. Folgen keine Parameter, kann das „-“ entfallen.</text:p>
      <text:p text:style-name="Standard">Das „,“ darf in keiner Rückmeldung vorkommen, außer der Parameter Trennung.</text:p>
      <text:p text:style-name="Standard">Alle Kommandos und Parameter müssen in Großbuchstaben angegeben werden.</text:p>
      <text:p text:style-name="Standard">Rückmeldungen werden immer mit einem CR + LF am Zeilenende abgeschlossen.</text:p>
      <text:p text:style-name="Standard"/>
      <text:p text:style-name="Standard">Kommandos und Rückmeldungen haben den gleichen Aufbau.</text:p>
      <text:p text:style-name="Standard"/>
      <text:p text:style-name="P2">Es wird Empfohlen ein neues Kommando erst zu senden, wenn das Vorherige beantwortet wurde.</text:p>
      <text:p text:style-name="P2">Jedes Kommando/Abfrage verursacht eine Antwort. Ein neues Kommando ist dann erst zu schicken, wenn ein Kommando mit „$“ Header empfangen wurde oder ein Timeout aufgetreten ist.</text:p>
      <text:p text:style-name="P4">Als Timeout kann ein Wert von 300 ms angenommen werden. Der Timeout ist beim Empfang einer Notify oder einer anderen Rückmeldung (Startzeichen „@“ oder „$“) zurück zu setzen.</text:p>
      <text:p text:style-name="Standard"/>
      <text:h text:style-name="Heading_20_2" text:outline-level="2">Kommandoaufbau:</text:h>
      <text:p text:style-name="Text_20_body"/>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Table_20_Contents">Startzeichen</text:p>
          </table:table-cell>
          <table:table-cell table:style-name="Tabelle2.A1" office:value-type="string">
            <text:p text:style-name="Table_20_Contents">Adresse</text:p>
          </table:table-cell>
          <table:table-cell table:style-name="Tabelle2.A1" office:value-type="string">
            <text:p text:style-name="Table_20_Contents">Kommando</text:p>
          </table:table-cell>
          <table:table-cell table:style-name="Tabelle2.A1" office:value-type="string">
            <text:p text:style-name="Table_20_Contents">„-“</text:p>
          </table:table-cell>
          <table:table-cell table:style-name="Tabelle2.A1" office:value-type="string">
            <text:p text:style-name="Table_20_Contents">Optionale Parameter</text:p>
          </table:table-cell>
          <table:table-cell table:style-name="Tabelle2.F1" office:value-type="string">
            <text:p text:style-name="Table_20_Contents">CR + LF</text:p>
          </table:table-cell>
        </table:table-row>
        <table:table-row>
          <table:table-cell table:style-name="Tabelle2.A2" office:value-type="string">
            <text:p text:style-name="Table_20_Contents">@,!,?,$</text:p>
          </table:table-cell>
          <table:table-cell table:style-name="Tabelle2.A2" office:value-type="string">
            <text:p text:style-name="Table_20_Contents">0-9,A-Z</text:p>
          </table:table-cell>
          <table:table-cell table:style-name="Tabelle2.A2" office:value-type="string">
            <text:p text:style-name="Table_20_Contents">siehe Kommandoliste</text:p>
          </table:table-cell>
          <table:table-cell table:style-name="Tabelle2.A2" office:value-type="string">
            <text:p text:style-name="Table_20_Contents">Trenn-zeichen</text:p>
          </table:table-cell>
          <table:table-cell table:style-name="Tabelle2.A2" office:value-type="string">
            <text:p text:style-name="Table_20_Contents">siehe Kommandoliste</text:p>
          </table:table-cell>
          <table:table-cell table:style-name="Tabelle2.F2" office:value-type="string">
            <text:p text:style-name="Table_20_Contents">CR </text:p>
            <text:p text:style-name="Table_20_Contents">(+ LF)</text:p>
          </table:table-cell>
        </table:table-row>
      </table:table>
      <text:p text:style-name="Standard"/>
      <text:h text:style-name="Heading_20_3" text:outline-level="3">Mögliche Startzeichen:</text:h>
      <table:table table:name="Tabelle1" table:style-name="Tabelle1">
        <table:table-column table:style-name="Tabelle1.A"/>
        <table:table-column table:style-name="Tabelle1.B"/>
        <table:table-row>
          <table:table-cell table:style-name="Tabelle1.A1" office:value-type="string">
            <text:p text:style-name="Table_20_Contents">Startzeichen</text:p>
          </table:table-cell>
          <table:table-cell table:style-name="Tabelle1.B1" office:value-type="string">
            <text:p text:style-name="Table_20_Contents">Kommando / Abfrage</text:p>
          </table:table-cell>
        </table:table-row>
        <table:table-row>
          <table:table-cell table:style-name="Tabelle1.A2" office:value-type="string">
            <text:p text:style-name="Table_20_Contents">@</text:p>
          </table:table-cell>
          <table:table-cell table:style-name="Tabelle1.B2" office:value-type="string">
            <text:p text:style-name="Table_20_Contents">Unaufgeforderte Wertmeldung nach Änderung (Notify)</text:p>
          </table:table-cell>
        </table:table-row>
        <table:table-row>
          <table:table-cell table:style-name="Tabelle1.A2" office:value-type="string">
            <text:p text:style-name="Table_20_Contents">!</text:p>
          </table:table-cell>
          <table:table-cell table:style-name="Tabelle1.B2" office:value-type="string">
            <text:p text:style-name="Table_20_Contents">Befehl an den HR20E</text:p>
          </table:table-cell>
        </table:table-row>
        <table:table-row>
          <table:table-cell table:style-name="Tabelle1.A2" office:value-type="string">
            <text:p text:style-name="Table_20_Contents">?</text:p>
          </table:table-cell>
          <table:table-cell table:style-name="Tabelle1.B2" office:value-type="string">
            <text:p text:style-name="Table_20_Contents">Wertabfrage an den HR20E</text:p>
          </table:table-cell>
        </table:table-row>
        <table:table-row>
          <table:table-cell table:style-name="Tabelle1.A2" office:value-type="string">
            <text:p text:style-name="Table_20_Contents">$</text:p>
          </table:table-cell>
          <table:table-cell table:style-name="Tabelle1.B2" office:value-type="string">
            <text:p text:style-name="Table_20_Contents">Rückmeldung nach Wertabfrage oder Kommando</text:p>
          </table:table-cell>
        </table:table-row>
      </table:table>
      <text:p text:style-name="Standard"/>
      <text:h text:style-name="Heading_20_2" text:outline-level="2"><text:soft-page-break/>Rückmeldungen:</text:h>
      <text:p text:style-name="Standard">Der HR20E sendet Rückmeldungen :</text:p>
      <text:list text:style-name="L1">
        <text:list-item>
          <text:p text:style-name="P8">bei einer Wertänderung Wichtiger Parameter, wie z.B. der Temperatur automatisch, sofern vom BUS Unterstützt. Derzeit ist das nur bei RS232 der Fall.</text:p>
        </text:list-item>
        <text:list-item>
          <text:p text:style-name="P8">Nach jedem Kommando oder Wertabfrage.</text:p>
        </text:list-item>
      </text:list>
      <text:p text:style-name="P2">HINWEIS: werden zu viele Kommandos oder Anfragen auf einmal an den HR20E abgeschickt, kann es sein das er nicht alle Kommandos beantwortet. Bei zu vielen Kommandos kommt dann nur eine Fehlermeldung „Input Buffer Overflow“, auch wenn mehrere Kommandos betroffen sind !</text:p>
      <text:p text:style-name="P2"/>
      <text:h text:style-name="Heading_20_2" text:outline-level="2">Unterstützte Bussysteme</text:h>
      <text:p text:style-name="Text_20_body">Zur Zeit werden folgende BUS Systeme Unterstützt:</text:p>
      <text:list text:style-name="L10">
        <text:list-item>
          <text:p text:style-name="P19">RS232: <text:line-break/>Hier werden alle Funktionen unterstützt, inkl. Notify ohne Polling.</text:p>
        </text:list-item>
        <text:list-item>
          <text:p text:style-name="P25">RS485:<text:line-break/>Hier wird nur Singlemaster im Polling unterstützt. Notifies müssen mit den „NEWS“ Kommando gepollt werden.</text:p>
        </text:list-item>
      </text:list>
      <text:h text:style-name="Heading_20_2" text:outline-level="2">Zur Zeit Nicht Unterstützte BUS-Systeme:</text:h>
      <text:list text:style-name="L11">
        <text:list-item>
          <text:p text:style-name="P20">I2C:<text:line-break/>Die Implementation dieses Protokolls auf I2C Basis ist nicht Sinnvoll, da bei I2C normalerweise alle Informationen „Registermapped“ vorliegen und von einer Haupt CPU abgepollt werden.</text:p>
        </text:list-item>
      </text:list>
      <text:h text:style-name="Heading_20_2" text:outline-level="2">Boot Meldungen</text:h>
      <text:p text:style-name="P4">Beim Booten gibt der HR20 verschiedene Meldungen aus. Diese sind in dem gleichen Format wie alle anderen Rückmeldungen und als Notify gekennzeichnet. Kommandos die vor diesen Meldungen abgesetzt werden, gehen verloren.</text:p>
      <text:p text:style-name="P4">Die Meldungen sind wie folgt:</text:p>
      <text:list text:style-name="L2">
        <text:list-item>
          <text:p text:style-name="P9">@B-V1<text:tab/>Bootloader gestartet, die Zahl hinter dem V gibt die Version an, bis zur nächsten Meldung kann ein Firmware update per Xmodem Protokoll vollzogen werden.</text:p>
        </text:list-item>
        <text:list-item>
          <text:p text:style-name="P9">@ST<text:tab/>Die Applikation wird gestartet. (Bootloader Meldung)</text:p>
        </text:list-item>
        <text:list-item>
          <text:p text:style-name="P9">@APP-openHR20E<text:tab/>Applikationsmeldung, wie heißen wir.</text:p>
        </text:list-item>
        <text:list-item>
          <text:p text:style-name="P9">@VER-2.04.7<text:tab/>Versionsmeldung der Applikation</text:p>
        </text:list-item>
      </text:list>
      <text:h text:style-name="Heading_20_1" text:outline-level="1">Unterstützte Kommandos:</text:h>
      <text:p text:style-name="Text_20_body">Hier sind alle unterstützten Kommandos aufgeführt. Das CR am Kommandoende wurde der Übersicht halber hier nicht notiert ist aber immer anzugeben. Bei Rückmeldungen folgt immer ein CR+LF.</text:p>
      <text:p text:style-name="Text_20_body">Angaben in „[]“ sind optional, die Klammern werden nicht angegeben.</text:p>
      <text:p text:style-name="Text_20_body">Angaben in „&lt;&gt;“ sind nur eine Umschreibung und sind inklusive der Kalmmern durch Werte zu <text:soft-page-break/>ersetzen.</text:p>
      <text:p text:style-name="Text_20_body">Notify: Jede Antwort kann auch ohne Abfrage gesendet werden. Der Aufbau ist Identisch, lediglich das Startzeichen ist ein „@“ statt ein „$“.</text:p>
      <text:h text:style-name="Heading_20_2" text:outline-level="2">Lokales Echo bei Eingabe:</text:h>
      <text:p text:style-name="Text_20_body">Das lokale Echo soll die Ansteuerung des HR20E aus einem Terminalprogramm erleichtern. Normalerweise sendet der HR20E kein Echo, da dies bei einer Ansteuerung über einen Mikroprozessor nicht notwendig und bei bestimmten BUS Systemen sogar nicht Möglich ist.</text:p>
      <text:p text:style-name="Text_20_body">Schaltet das lokale Echo bei einer Eingabe ein oder aus. Dieses Kommando macht nur bei RS232 und Eingabe von einem Terminal Sinn.</text:p>
      <text:p text:style-name="Text_20_body">Kommando „!ECHO-&lt;1/0&gt;“</text:p>
      <text:p text:style-name="Text_20_body">Mögliche Parameter:</text:p>
      <text:list text:style-name="L13">
        <text:list-item>
          <text:p text:style-name="P22">1<text:tab/>= Einschalten</text:p>
        </text:list-item>
        <text:list-item>
          <text:p text:style-name="P22">0<text:tab/>= Ausschalten</text:p>
        </text:list-item>
      </text:list>
      <text:p text:style-name="P6">Rückmeldung: <text:tab/>„$ECHO-1“<text:tab/>Echo ist eingeschaltet</text:p>
      <text:p text:style-name="P6">Beispiel:<text:tab/>„!ECHO-0“<text:tab/>Schaltet das Echo wieder aus.</text:p>
      <text:p text:style-name="Text_20_body">Ist das Echo eingeschaltet, werden Notifies von der Eingabe des ersten Zeichens bis zur nächsten Eingabe eines CR unterdrückt um die Eingabe zu erleichtern. Es gehen keine Notifies verloren, diese werden nur „aufgeschoben“.</text:p>
      <text:p text:style-name="Text_20_body">Das Kommando Aktiviert das Echo direkt auf Hardware Ebene ohne Zuhilfenahme des Sendepuffers.</text:p>
      <text:h text:style-name="Heading_20_2" text:outline-level="2">Datasets: (TBD, noch nicht eingebaut)</text:h>
      <text:p text:style-name="Text_20_body">Datasets sind Interne Datenfelder. Eine Veränderung durch den Endanwender ist nicht vorgesehen. Sie dienen lediglich für Entwickler des HR20E.</text:p>
      <text:p text:style-name="P6">Kommando: <text:tab/>„!DS-&lt;dataset (0-9)&gt;.&lt;offset (0-9)&gt;=&lt;Wert (Dezimal 0-255)&gt;“</text:p>
      <text:p text:style-name="P6">Rückmeldung: <text:tab/>„$DS-OK“<text:tab/>Änderung erfolgreich</text:p>
      <text:p text:style-name="P6">Beispiel:<text:tab/>„!DS-1.2=17“<text:tab/>Setze Dataset 1 Index 2 auf den Wert 17</text:p>
      <text:p text:style-name="P6"/>
      <text:p text:style-name="P6">Kommando:<text:tab/>„?DS-1.2“<text:tab/>Aktueller Wert des Dataset 1 Index 2</text:p>
      <text:p text:style-name="P6">Rückmeldung:<text:tab/>„$DS-1.2=17“<text:tab/>Dataset 1 Index 2 hat den Wert 17</text:p>
      <text:p text:style-name="P6">Eine Auflistung der aktuell Möglichen Datasets befinden sich im Sourcecode.</text:p>
      <text:h text:style-name="Heading_20_2" text:outline-level="2">Neustart des HR20E:</text:h>
      <text:p text:style-name="P5">Mit diesem Kommando kann ein Neustart des HR20E erzwungen werden.</text:p>
      <text:p text:style-name="P5">Kommando: „!REBOOT“</text:p>
      <text:p text:style-name="P5"><text:soft-page-break/>Rückmeldung: „$REBOOT“</text:p>
      <text:p text:style-name="P24">Hinweis: Durch dieses Kommando wird erst ein Eventuell aktiver Motor gestoppt. Danach wartet der HR20E in einer Schleife bis die Rückmeldung gesendet wurde und führt dann den REBOOT durch. Eine Weitere Ansteuerung ist bis zum Neustart nicht mehr Möglich !</text:p>
      <text:p text:style-name="P5">Beispiel:</text:p>
      <text:list text:style-name="L5">
        <text:list-item>
          <text:p text:style-name="P14">„!REBOOT“<text:tab/>Reboot auslösen</text:p>
        </text:list-item>
        <text:list-item>
          <text:p text:style-name="P14">„$REBOOT“<text:tab/>Reboot ausgelöst</text:p>
        </text:list-item>
      </text:list>
      <text:h text:style-name="Heading_20_2" text:outline-level="2">Temperaturwerte:</text:h>
      <text:p text:style-name="Text_20_body">Kommando: „?TEMP“</text:p>
      <text:p text:style-name="Text_20_body">Mögliche Parameter:</text:p>
      <text:list text:style-name="L3">
        <text:list-item>
          <text:p text:style-name="P11">CUR<text:tab/><text:tab/>= <text:tab/>Aktuelle Temperatur (nur Rückmeldung)</text:p>
        </text:list-item>
        <text:list-item>
          <text:p text:style-name="P11">MAX<text:tab/><text:tab/>=<text:tab/>Maximal gemessene Temperatur (nur Rückmeldung)</text:p>
        </text:list-item>
        <text:list-item>
          <text:p text:style-name="P11">MIN<text:tab/><text:tab/>= <text:tab/>Minimal gemessene Temperatur (nur Rückmeldung)</text:p>
        </text:list-item>
        <text:list-item>
          <text:p text:style-name="P11">RESET<text:tab/>=<text:tab/>Zurücksetzen der gespeicherten Minimal und Maximalwerte (nur Kommando), als Bestätigung erfolgt die Rückmeldung der Aktuellen Werte.</text:p>
        </text:list-item>
      </text:list>
      <text:p text:style-name="Text_20_body"/>
      <text:p text:style-name="Text_20_body">Rückmeldung: </text:p>
      <text:p text:style-name="Text_20_body">Beispiel:</text:p>
      <text:list text:style-name="L4">
        <text:list-item>
          <text:p text:style-name="P13">„?TEMP“ <text:tab/>==&gt; „$TEMP-CUR=20.5,MAX=27.3,MIN=16.8“</text:p>
        </text:list-item>
        <text:list-item>
          <text:p text:style-name="P13">„@TEMP-CUR=22.7,MAX=27.3C,MIN=16.8C“<text:tab/>Unaufgeforderte Rückmeldung aufgrund Änderung der Raumtemperatur</text:p>
        </text:list-item>
      </text:list>
      <text:h text:style-name="Heading_20_2" text:outline-level="2">Versionsinformation:</text:h>
      <text:p text:style-name="P5">Beim Starten und auf Anfrage gibt der HR20E eine Versionsinformation aus.</text:p>
      <text:p text:style-name="P5">Kommando: „?VER“</text:p>
      <text:p text:style-name="P5">Rückmeldung: „$VER-&lt;major&gt;.&lt;minor&gt;.&lt;micro&gt;</text:p>
      <text:p text:style-name="P5">Beispiel:</text:p>
      <text:list text:style-name="L5">
        <text:list-item>
          <text:p text:style-name="P14">„$VER-2.04.17“<text:tab/>Version 2.04 SVN Revision 17</text:p>
        </text:list-item>
        <text:list-item>
          <text:p text:style-name="P14">„@VER-2.05.99“<text:tab/>Bootmeldung</text:p>
        </text:list-item>
      </text:list>
      <text:h text:style-name="Heading_20_2" text:outline-level="2">Batterie Information:</text:h>
      <text:p text:style-name="P5">Bei Anfrage und bei Änderung gibt der HR20E den Zustand seiner Batterien aus.</text:p>
      <text:p text:style-name="P5">Kommando: „?BATT“</text:p>
      <text:p text:style-name="P5">Parameter: keine</text:p>
      <text:p text:style-name="P5"><text:soft-page-break/>Rückmeldung: „$BATT-&lt;Spannung in Volt&gt;,&lt;Zustand (OK/LOW)&gt;</text:p>
      <text:p text:style-name="P5">Beispiel: </text:p>
      <text:list text:style-name="L6">
        <text:list-item>
          <text:p text:style-name="P15">„@BATT-2.2,LOW“<text:tab/>Batterien sind erschöpft</text:p>
        </text:list-item>
        <text:list-item>
          <text:p text:style-name="P15">„$BATT-3.1,OK“<text:tab/>Batterien sind in Ordnung</text:p>
        </text:list-item>
      </text:list>
      <text:h text:style-name="Heading_20_2" text:outline-level="2">Uhrzeit und Datum:</text:h>
      <text:p text:style-name="P5">Bei Anfrage und jede Minute sendet der HR20E die aktuelle Uhrzeit.</text:p>
      <text:p text:style-name="P5">Kommando: „?CLOCK“</text:p>
      <text:p text:style-name="P5">Parameter: </text:p>
      <text:list text:style-name="L12">
        <text:list-item>
          <text:p text:style-name="P21">TIME<text:tab/>=<text:tab/>Uhrzeit im Format hh:mm:ss, führende Nullen können entfallen</text:p>
        </text:list-item>
        <text:list-item>
          <text:p text:style-name="P21">DATE<text:tab/>= Datum im Format TT:MM:YY</text:p>
        </text:list-item>
      </text:list>
      <text:p text:style-name="P5">Rückmeldung: „$CLOCK-TIME=13:22:15,DATE=23.03.08“</text:p>
      <text:h text:style-name="Heading_20_2" text:outline-level="2">Ventilstellung:</text:h>
      <text:p text:style-name="P5">Bei Anfrage oder Änderung schickt der HR20E die aktuelle Ventilstellung im Bereich 0-100%.</text:p>
      <text:p text:style-name="P5">Kommando: </text:p>
      <text:list text:style-name="L7">
        <text:list-item>
          <text:p text:style-name="P16">„?VALVE“</text:p>
        </text:list-item>
        <text:list-item>
          <text:p text:style-name="P16">„!VALVE-&lt;Wert (0-100%)&gt;“<text:tab/>Ventil auf einen bestimmten Wert fahren. Nur zu Testzwecken. Wird vom HR20E wieder überschrieben, beim Nächsten Steuerungszyklus.</text:p>
        </text:list-item>
      </text:list>
      <text:p text:style-name="P5">Parameter: </text:p>
      <text:list text:style-name="L8">
        <text:list-item>
          <text:p text:style-name="P17">„CAL“<text:tab/>Eine Kalibrierung auslösen, oder <text:s/>Rückmeldung das diese aktuell durchgeführt wird</text:p>
        </text:list-item>
        <text:list-item>
          <text:p text:style-name="P17">„CUR=&lt;Wert (0-100%)&gt;<text:tab/>Wertmeldung</text:p>
        </text:list-item>
      </text:list>
      <text:p text:style-name="P5">Rückmeldung: „$VALVE-CUR=60“</text:p>
      <text:h text:style-name="Heading_20_2" text:outline-level="2">Applikationsname:</text:h>
      <text:p text:style-name="P5">Meldet den Namen des Projektes. Hierdurch kann der HR20E identifiziert werden.</text:p>
      <text:p text:style-name="P5">Kommando: <text:s/>„?APP“</text:p>
      <text:p text:style-name="P5">Parameter: Applikationsname, eindeutige ID des HR20E (Seriennummer)</text:p>
      <text:p text:style-name="P5">Rückmeldung: „$APP-openHR20E,SER=1“<text:tab/>Name ist „openHR20E“ (TBD)</text:p>
      <text:h text:style-name="Heading_20_2" text:outline-level="2">Fehlermeldungen:</text:h>
      <text:p text:style-name="P5">Wird ein ungültiges oder unvollständiges Kommando Empfangen oder tritt ein anderer Fehler auf, wird eine Fehlerrückmeldung erzeugt. Ist der Sendepuffer aufgrund zu vieler Anfragen voll, unterbleibt die Rückmeldung.</text:p>
      <text:p text:style-name="P5">Der Fehlercode ist fest zugeordnet, der Text dient nur der genaueren Fehlereingrenzung und kann <text:soft-page-break/>sich Ändern bei einer neueren Firmware Version.</text:p>
      <text:p text:style-name="P5">Sollte der Flash knapp werden kann hier gespart werden durch entfernen der Fehlertexte.</text:p>
      <text:p text:style-name="P5">Bestimmte Fehlermeldungen können auch unaufgefordert kommen.</text:p>
      <text:p text:style-name="P5">Rückmeldungsaufbau: „$ERR-&lt;Fehlercode&gt;=&lt;Text&gt;“</text:p>
      <text:p text:style-name="P5">Die Codes sind Unterteilt:</text:p>
      <text:p text:style-name="P5">100-199 =&gt; Protokollfehler</text:p>
      <text:p text:style-name="P5">200-255 =&gt; Systemfehler</text:p>
      <text:p text:style-name="P5">Mögliche Fehlermeldungen:</text:p>
      <table:table table:name="Fehlermledungen" table:style-name="Fehlermledungen">
        <table:table-column table:style-name="Fehlermledungen.A"/>
        <table:table-column table:style-name="Fehlermledungen.B"/>
        <table:table-column table:style-name="Fehlermledungen.C"/>
        <table:table-row>
          <table:table-cell table:style-name="Fehlermledungen.A1" office:value-type="string">
            <text:p text:style-name="Table_20_Contents">Fehlercode</text:p>
          </table:table-cell>
          <table:table-cell table:style-name="Fehlermledungen.A1" office:value-type="string">
            <text:p text:style-name="Table_20_Contents">Text</text:p>
          </table:table-cell>
          <table:table-cell table:style-name="Fehlermledungen.C1" office:value-type="string">
            <text:p text:style-name="Table_20_Contents">Ursache</text:p>
          </table:table-cell>
        </table:table-row>
        <table:table-row>
          <table:table-cell table:style-name="Fehlermledungen.A2" office:value-type="string">
            <text:p text:style-name="Table_20_Contents">101</text:p>
          </table:table-cell>
          <table:table-cell table:style-name="Fehlermledungen.A2" office:value-type="string">
            <text:p text:style-name="Table_20_Contents">Para</text:p>
          </table:table-cell>
          <table:table-cell table:style-name="Fehlermledungen.C2" office:value-type="string">
            <text:p text:style-name="Table_20_Contents">Ein Parameter fehlt oder ist Fehlerhaft</text:p>
          </table:table-cell>
        </table:table-row>
        <table:table-row>
          <table:table-cell table:style-name="Fehlermledungen.A2" office:value-type="string">
            <text:p text:style-name="Table_20_Contents">103</text:p>
          </table:table-cell>
          <table:table-cell table:style-name="Fehlermledungen.A2" office:value-type="string">
            <text:p text:style-name="Table_20_Contents">Command</text:p>
          </table:table-cell>
          <table:table-cell table:style-name="Fehlermledungen.C2" office:value-type="string">
            <text:p text:style-name="Table_20_Contents">Unbekanntes Kommando</text:p>
          </table:table-cell>
        </table:table-row>
        <table:table-row>
          <table:table-cell table:style-name="Fehlermledungen.A2" office:value-type="string">
            <text:p text:style-name="Table_20_Contents">104</text:p>
          </table:table-cell>
          <table:table-cell table:style-name="Fehlermledungen.A2" office:value-type="string">
            <text:p text:style-name="Table_20_Contents">In Buffer</text:p>
          </table:table-cell>
          <table:table-cell table:style-name="Fehlermledungen.C2" office:value-type="string">
            <text:p text:style-name="Table_20_Contents">Der Empfangspuffer ist übergelaufen</text:p>
          </table:table-cell>
        </table:table-row>
        <table:table-row>
          <table:table-cell table:style-name="Fehlermledungen.A2" office:value-type="string">
            <text:p text:style-name="Table_20_Contents">105</text:p>
          </table:table-cell>
          <table:table-cell table:style-name="Fehlermledungen.A2" office:value-type="string">
            <text:p text:style-name="Table_20_Contents">Out Buffer</text:p>
          </table:table-cell>
          <table:table-cell table:style-name="Fehlermledungen.C2" office:value-type="string">
            <text:p text:style-name="Table_20_Contents">Der Ausgangspuffer war nicht groß genug um die Rückmeldung aufzunehmen</text:p>
          </table:table-cell>
        </table:table-row>
        <table:table-row>
          <table:table-cell table:style-name="Fehlermledungen.A2" office:value-type="string">
            <text:p text:style-name="Table_20_Contents">106</text:p>
          </table:table-cell>
          <table:table-cell table:style-name="Fehlermledungen.A2" office:value-type="string">
            <text:p text:style-name="Table_20_Contents">Command Type</text:p>
          </table:table-cell>
          <table:table-cell table:style-name="Fehlermledungen.C2" office:value-type="string">
            <text:p text:style-name="Table_20_Contents">Startzeichen ist nicht gültig</text:p>
          </table:table-cell>
        </table:table-row>
        <table:table-row>
          <table:table-cell table:style-name="Fehlermledungen.A2" office:value-type="string">
            <text:p text:style-name="Table_20_Contents">107</text:p>
          </table:table-cell>
          <table:table-cell table:style-name="Fehlermledungen.A2" office:value-type="string">
            <text:p text:style-name="Table_20_Contents">Value</text:p>
          </table:table-cell>
          <table:table-cell table:style-name="Fehlermledungen.C2" office:value-type="string">
            <text:p text:style-name="Table_20_Contents">Der Wert für einen Parameter ist ungültig</text:p>
          </table:table-cell>
        </table:table-row>
        <table:table-row>
          <table:table-cell table:style-name="Fehlermledungen.A8" office:value-type="string">
            <text:p text:style-name="Table_20_Contents"/>
          </table:table-cell>
          <table:table-cell table:style-name="Fehlermledungen.A8" office:value-type="string">
            <text:p text:style-name="Table_20_Contents"/>
          </table:table-cell>
          <table:table-cell table:style-name="Fehlermledungen.C8" office:value-type="string">
            <text:p text:style-name="Table_20_Contents"/>
          </table:table-cell>
        </table:table-row>
        <table:table-row>
          <table:table-cell table:style-name="Fehlermledungen.A2" office:value-type="string">
            <text:p text:style-name="Table_20_Contents">201</text:p>
          </table:table-cell>
          <table:table-cell table:style-name="Fehlermledungen.A2" office:value-type="string">
            <text:p text:style-name="Table_20_Contents">Batt low</text:p>
          </table:table-cell>
          <table:table-cell table:style-name="Fehlermledungen.C2" office:value-type="string">
            <text:p text:style-name="Table_20_Contents">Batterie ist leer</text:p>
          </table:table-cell>
        </table:table-row>
        <table:table-row>
          <table:table-cell table:style-name="Fehlermledungen.A2" office:value-type="string">
            <text:p text:style-name="Table_20_Contents">202</text:p>
          </table:table-cell>
          <table:table-cell table:style-name="Fehlermledungen.A2" office:value-type="string">
            <text:p text:style-name="Table_20_Contents">Motor block</text:p>
          </table:table-cell>
          <table:table-cell table:style-name="Fehlermledungen.C2" office:value-type="string">
            <text:p text:style-name="Table_20_Contents">Motor ist blockiert</text:p>
          </table:table-cell>
        </table:table-row>
      </table:table>
      <text:p text:style-name="P5"/>
      <text:p text:style-name="P5">Beispiel:</text:p>
      <text:list text:style-name="L9">
        <text:list-item>
          <text:p text:style-name="P18">„$ERR-201=Batt low“<text:tab/>Batterie ist leer</text:p>
        </text:list-item>
        <text:list-item>
          <text:p text:style-name="P18">„$ERR-101=Para“<text:tab/>Fehlender oder falscher Parameter</text:p>
        </text:list-item>
        <text:list-item>
          <text:p text:style-name="P18">„@ERR-202=Motor block“<text:tab/>Motor blockiert</text:p>
        </text:list-item>
      </text:list>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P1">Basis Protokoll für das HR20E Projekt</text:p>
      </style:header>
      <style:footer>
        <text:p text:style-name="Footer">Seite <text:page-number text:select-page="current">7</text:page-number>/<text:page-count>7</text:page-count><text:tab/><text:tab/>Letzte Änderung: <text:initial-creator>Jürgen Sachs</text:initial-creator>, <text:date style:data-style-name="N37" text:date-value="2008-03-16T12:58:11.28" text:fixed="true">16.03.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ürgen Sachs</meta:initial-creator>
    <meta:creation-date>2008-03-16T12:39:20</meta:creation-date>
    <dc:date>2008-09-21T18:48:59</dc:date>
    <meta:editing-cycles>44</meta:editing-cycles>
    <meta:editing-duration>PT6H53M50S</meta:editing-duration>
    <meta:user-defined meta:name="Info 1"/>
    <meta:user-defined meta:name="Info 2"/>
    <meta:user-defined meta:name="Info 3"/>
    <meta:user-defined meta:name="Info 4"/>
    <meta:document-statistic meta:table-count="4" meta:image-count="0" meta:object-count="0" meta:page-count="7" meta:paragraph-count="217" meta:word-count="1470" meta:character-count="10389"/>
  </office:meta>
</office:document-meta>
</file>